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name-complex="Times New Roman" style:font-size-complex="10.5pt"/>
    </style:style>
    <style:style style:name="P3"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 style:font-size-complex="10.5pt"/>
    </style:style>
    <style:style style:name="P4" style:family="paragraph" style:parent-style-name="Standard">
      <style:paragraph-properties fo:margin-left="0in" fo:margin-right="0in" fo:margin-top="0in" fo:margin-bottom="0in" fo:line-height="100%" fo:text-indent="0in" style:auto-text-indent="false"/>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6"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7" style:family="paragraph" style:parent-style-name="Standard" style:list-style-name="L2">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8" style:family="paragraph" style:parent-style-name="Standard" style:list-style-name="">
      <style:paragraph-properties fo:margin-left="0in" fo:margin-right="0in" fo:margin-top="0in" fo:margin-bottom="0in" fo:line-height="100%" fo:text-indent="0in" style:auto-text-indent="false"/>
    </style:style>
    <style:style style:name="P9" style:family="paragraph" style:parent-style-name="Standard" style:list-style-name="L2">
      <style:paragraph-properties fo:margin-left="0in" fo:margin-right="0in" fo:margin-top="0in" fo:margin-bottom="0in" fo:line-height="100%" fo:text-indent="0in" style:auto-text-indent="false"/>
    </style:style>
    <style:style style:name="P10" style:family="paragraph" style:parent-style-name="Standard">
      <style:paragraph-properties fo:margin-top="0in" fo:margin-bottom="0in" fo:line-height="100%"/>
      <style:text-properties style:font-name="Georgia" fo:font-size="10.5pt" style:font-size-asian="10.5pt" style:font-size-complex="10.5pt"/>
    </style:style>
    <style:style style:name="P11"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 style:font-size-complex="16pt"/>
    </style:style>
    <style:style style:name="T1" style:family="text">
      <style:text-properties fo:font-weight="bold" style:font-weight-asian="bold" style:font-name-complex="Times New Roman"/>
    </style:style>
    <style:style style:name="T2" style:family="text">
      <style:text-properties fo:font-weight="bold" style:font-weight-asian="bold" style:font-name-complex="Times New Roman" style:font-weight-complex="bold"/>
    </style:style>
    <style:style style:name="T3" style:family="text">
      <style:text-properties style:font-name-complex="Times New Roman"/>
    </style:style>
    <style:style style:name="T4" style:family="text">
      <style:text-properties style:font-name="Georgia" fo:language="zxx" fo:country="none" style:font-name-asian="Georgia" style:language-asian="zxx" style:country-asian="none" style:font-name-complex="Georgia" style:language-complex="zxx" style:country-complex="none"/>
    </style:style>
    <style:style style:name="T5" style:family="text">
      <style:text-properties style:font-name="Georgia" fo:font-size="10.5pt" fo:font-weight="bold" style:font-size-asian="10.5pt" style:font-weight-asian="bold" style:font-name-complex="Times New Roman" style:font-size-complex="10.5pt"/>
    </style:style>
    <style:style style:name="T6" style:family="text">
      <style:text-properties style:font-name="Georgia" fo:font-size="10.5pt" fo:font-weight="bold" style:font-size-asian="10.5pt" style:font-weight-asian="bold" style:font-name-complex="Times New Roman" style:font-size-complex="10.5pt" style:font-weight-complex="bold"/>
    </style:style>
    <style:style style:name="T7" style:family="text">
      <style:text-properties style:font-name="Georgia" fo:font-size="10.5pt" style:font-size-asian="10.5pt" style:font-name-complex="Times New Roman" style:font-size-complex="10.5pt"/>
    </style:style>
    <style:style style:name="T8"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9" style:family="text">
      <style:text-properties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10" style:family="text">
      <style:text-properties fo:color="#545454"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11" style:family="text">
      <style:text-properties fo:color="#000000"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T12" style:family="text">
      <style:text-properties fo:color="#000000" style:font-name="Georgia" fo:font-size="10.5pt" fo:language="zxx" fo:country="none" fo:font-style="italic" style:font-name-asian="Georgia" style:font-size-asian="10.5pt" style:language-asian="zxx" style:country-asian="none" style:font-style-asian="italic" style:font-name-complex="Georgia" style:font-size-complex="10.5pt" style:language-complex="zxx" style:country-complex="none" style:font-style-complex="italic"/>
    </style:style>
    <style:style style:name="T13" style:family="text">
      <style:text-properties style:text-underline-style="solid" style:text-underline-width="auto" style:text-underline-color="font-color" style:font-name-complex="Times New Roman"/>
    </style:style>
    <style:style style:name="T14" style:family="text">
      <style:text-properties fo:language="none" fo:country="none" style:font-name-asian="Georgia" style:language-asian="none" style:country-asian="none" style:font-name-complex="Georgia" style:language-complex="none" style:country-complex="none"/>
    </style:style>
    <text:list-style style:name="L1">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When Reality Defies The Promise</text:p>
      <text:p text:style-name="P1"><text:span text:style-name="T1">Read:</text:span><text:span text:style-name="T3"> I Kings 1:11-30</text:span></text:p>
      <text:p text:style-name="P2"/>
      <text:p text:style-name="P4"><text:span text:style-name="T5">Text:</text:span><text:span text:style-name="T7"> </text:span><text:span text:style-name="T11">Deuteronomy 31:6 “Be strong and of a good courage, fear not...for the LORD thy God, he </text:span><text:span text:style-name="T12">it is</text:span><text:span text:style-name="T11"> that doth go with thee; he will not fail thee, nor forsake thee.”</text:span></text:p>
      <text:p text:style-name="P3"/>
      <text:h text:style-name="P5" text:outline-level="3"><text:span text:style-name="T1">Introduction:</text:span><text:span text:style-name="T3"> (Joke about the atheist hanging on a root over a chasm)</text:span></text:h>
      <text:h text:style-name="P6" text:outline-level="3"><text:span text:style-name="T3">There are some occasions when claiming the promises of God require that we choose to disbelieve what is happening right before our eyes. What we do in that situation reveals whether we believe the promises of God or not.</text:span></text:h>
      <text:h text:style-name="P6" text:outline-level="3"><text:span text:style-name="T2">I. Noah and the flood:</text:span><text:span text:style-name="T3"> (Genesis 6-8) Up until this time it is likely that it had never rained on the earth. Genesis 2:5-6 indicates that the plants were watered by morning dew. <text:s/>A crabby old prophet cleared a plot of land and began to build a huge Ark. For the next 120 years he preached and built and preached and built.. who would believe him? Well...nobody. He would convince </text:span><text:span text:style-name="T13">only</text:span><text:span text:style-name="T3"> his wife, sons, and their wives. Reality told the people that there had never been a flood before, it is possible that there had never even been rain before. I'm not sure how the people explained away the arrival of the animals but beyond that; it's amazing that anyone in Noah's family even believed him. </text:span></text:h>
      <text:h text:style-name="P6" text:outline-level="3"><text:span text:style-name="T2">II. COI at the edge of the Red Sea:</text:span><text:span text:style-name="T3"> (Exodus 14) This story is amazing from the birth of Moses on. We will start with the trip out of Egypt. After the 10 plagues the Egyptian people were eager to see the COI leave their community. Before they left the COI borrowed gold and silver and as much jewelry they could from the Egyptians. They left with merry hearts and joyful songs, for several days, until they espied the Egyptian Army coming to bring them back. Moses led them between two mountains to the bank of the Red Sea. It sure looked like he made a wrong turn. This man who seemed to hear from God must have gotten his wires crossed some where. </text:span></text:h>
      <text:h text:style-name="P8" text:outline-level="3"><text:span text:style-name="T7"><text:s text:c="2"/>What was the peoples response to Moses? “</text:span><text:span text:style-name="T9">Because </text:span><text:span text:style-name="T10">there were</text:span><text:span text:style-name="T9"> no graves in Egypt, hast thou taken us away to die in the wilderness</text:span><text:span text:style-name="T8">?</text:span><text:span text:style-name="T7">”</text:span></text:h>
      <text:h text:style-name="P8" text:outline-level="3"><text:span text:style-name="T7"><text:s text:c="2"/>Listen to what Moses said: “</text:span><text:span text:style-name="T9">Fear ye not, stand still, and see the sal-vation of the LORD, which he will shew to you to day: for the Egyptians whom ye have seen to day, ye shall see them again no more for ever. The LORD shall fight for you, and ye shall hold your peace</text:span><text:span text:style-name="T8">.</text:span><text:span text:style-name="T7">” Who are you going to believe? Moses? Or your eyes?</text:span></text:h>
      <text:list xml:id="list181324468939351512" text:style-name="L2">
        <text:list-header>
          <text:h text:style-name="P9" text:outline-level="3"><text:span text:style-name="T6">III. Mary, Martha, &amp; Lazarus:</text:span><text:span text:style-name="T7"> (John 11:1-44) Jesus is approached by a messenger from Mary and Martha. They tell Him to come quickly because Lazarus is so sick that death is immanent. They return to Mary &amp; Martha to let them know that the message was personally given to Jesus and that His response was that Lazarus sickness was not unto death. He died anyway and they were devastated. Where was Jesus? Didn't He care? Why did He say that this sickness was not unto death when Lazarus died? Four days after the funeral Jesus shows up. Martha is the first to confront Him. Mary also lets Him have it. They were grieving and they were hurt. Jesus tells them that Lazarus will rise from the dead. He asks to be taken to the grave (and He doesn't even bring flowers). A small crowd follows Him and sees Him weeping. “Take away the stone” He commands. Martha responds: “It's been 4 days, by now he stinks.” It comes down to the question: Do you believe Martha or do you believe Jesus?</text:span></text:h>
          <text:h text:style-name="P7" text:outline-level="3"><text:span text:style-name="T2">IV. Bathsheba/Nathan re: Solomon's kingship:</text:span><text:span text:style-name="T3"> (I Kings 1:11-30) I've saved this story until last because it provides a clear list of what one should do when there seems to be a conflict between reality and the promises of scripture. </text:span><text:span text:style-name="T14">Adonijah (David's oldest living son) realized that his father was dying and took advantage of the situation to take the position that had been promised to his younger brother. Nathan the prophet learns of this power grab and hastens to Bathsheba to stop the insurrection. Here is how the situation was handled</text:span></text:h>
        </text:list-header>
      </text:list>
      <text:h text:style-name="P6" text:outline-level="3"><text:span text:style-name="T3"><text:s text:c="2"/></text:span><text:span text:style-name="T2">a</text:span><text:span text:style-name="T3">. </text:span><text:span text:style-name="T13">Check the scriptural record:</text:span><text:span text:style-name="T3"> 11-13. We cannot find a scriptural record of the David promising Bathsheba that Solomon would rule after him; however we do find him making the proclamation to the elders of Israel in I Chronicles 28. </text:span><text:span text:style-name="T14">There was a written record of the King's promise. It behooves us to check out the Bible to be sure that what we're claiming as a promise is really a promise of scripture.</text:span></text:h>
      <text:h text:style-name="P6" text:outline-level="3"><text:span text:style-name="T3"><text:s text:c="2"/></text:span><text:span text:style-name="T2">b.</text:span><text:span text:style-name="T3"> </text:span><text:span text:style-name="T13">Talk to the King</text:span><text:span text:style-name="T3">: (pray) 16-21 Bathsheba didn't sit around complain-ing to her family about the kings inability to anticipate what Adonijah was planning <text:s/>and stop him. She also didn't get mad at the king and accuse him of failing to keep his word. She approached the king with a humble spirit. She reminds the king of his promise and waits for his response. As she is talking Nathan bursts in.</text:span></text:h>
      <text:h text:style-name="P6" text:outline-level="3"><text:span text:style-name="T3"><text:s text:c="2"/></text:span><text:span text:style-name="T2">c.</text:span><text:span text:style-name="T3"> </text:span><text:span text:style-name="T13">Enlist Godly support</text:span><text:span text:style-name="T3">: (prayer support) 22-27. It had been arranged before Bathsheba entered the king's bedchamber. Nathan was a planned part of the appeal to the king. When we approach the king it is good to enlist the aid of other Godly people to intercede on our behalf. In Deuteronomy we read: “...</text:span><text:span text:style-name="T14">at the mouth of three witnesses, shall the matter be established.”</text:span></text:h>
      <text:h text:style-name="P6" text:outline-level="3"><text:span text:style-name="T3"><text:s text:c="2"/>d. </text:span><text:span text:style-name="T13">Trust the King to fulfill His promise</text:span><text:span text:style-name="T3">: 28-30 In every situation that we discussed today we find that the scripture always came thru. God always kept His Word. The flood came. The waters of the sea rolled back. Lazarus rose from the dead. Solomon became king.</text:span></text:h>
      <text:h text:style-name="P6" text:outline-level="3"><text:span text:style-name="T2">Conclude:</text:span><text:span text:style-name="T3"> </text:span><text:span text:style-name="T13">God will always keep His promises</text:span><text:span text:style-name="T3">. The question is what will you do when reality seems to trump the promise of God? Will you trust in the promises of God or trust what seems to be reality?</text:span></text:h>
      <text:p text:style-name="P10"><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7</meta:editing-cycles>
    <meta:creation-date>2014-03-28T17:34:00</meta:creation-date>
    <dc:date>2020-02-13T21:14:58.10</dc:date>
    <meta:editing-duration>PT12H39M21S</meta:editing-duration>
    <meta:generator>OpenOffice/4.1.3$Win32 OpenOffice.org_project/413m1$Build-9783</meta:generator>
    <meta:printed-by>Joel Tice</meta:printed-by>
    <meta:print-date>2020-02-13T21:14:21.84</meta:print-date>
    <meta:document-statistic meta:table-count="0" meta:image-count="0" meta:object-count="0" meta:page-count="1" meta:paragraph-count="16" meta:word-count="997" meta:character-count="545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